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, Calibri, Verdana, Geneva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ff18" officeooo:paragraph-rsid="0012ff18"/>
    </style:style>
    <style:style style:name="P2" style:family="paragraph" style:parent-style-name="Heading_20_2">
      <style:paragraph-properties fo:margin-top="0.423cm" fo:margin-bottom="0.212cm" loext:contextual-spacing="false" fo:text-align="justify" style:justify-single-word="false"/>
      <style:text-properties officeooo:rsid="0012ff18" officeooo:paragraph-rsid="00165995"/>
    </style:style>
    <style:style style:name="P3" style:family="paragraph" style:parent-style-name="Standard">
      <style:text-properties officeooo:rsid="00265d2f" officeooo:paragraph-rsid="00265d2f"/>
    </style:style>
    <style:style style:name="P4" style:family="paragraph" style:parent-style-name="Heading_20_2">
      <style:paragraph-properties fo:margin-top="0.423cm" fo:margin-bottom="0.212cm" loext:contextual-spacing="false" fo:text-align="justify" style:justify-single-word="false"/>
      <style:text-properties officeooo:rsid="0012ff18" officeooo:paragraph-rsid="00165995"/>
    </style:style>
    <style:style style:name="P5" style:family="paragraph" style:parent-style-name="Heading_20_2">
      <style:paragraph-properties fo:margin-top="0.423cm" fo:margin-bottom="0.212cm" loext:contextual-spacing="false" fo:text-align="justify" style:justify-single-word="false"/>
      <style:text-properties officeooo:rsid="0012ff18" officeooo:paragraph-rsid="001e90df"/>
    </style:style>
    <style:style style:name="P6" style:family="paragraph" style:parent-style-name="Heading_20_2">
      <style:paragraph-properties fo:margin-top="0.423cm" fo:margin-bottom="0.212cm" loext:contextual-spacing="false" fo:text-align="justify" style:justify-single-word="false"/>
      <style:text-properties officeooo:rsid="0012ff18" officeooo:paragraph-rsid="00220751"/>
    </style:style>
    <style:style style:name="P7" style:family="paragraph" style:parent-style-name="Heading_20_2">
      <style:paragraph-properties fo:margin-top="0.423cm" fo:margin-bottom="0.212cm" loext:contextual-spacing="false" fo:text-align="justify" style:justify-single-word="false"/>
      <style:text-properties officeooo:rsid="0012ff18" officeooo:paragraph-rsid="00265d2f"/>
    </style:style>
    <style:style style:name="T1" style:family="text">
      <style:text-properties officeooo:rsid="00159cb1"/>
    </style:style>
    <style:style style:name="T2" style:family="text">
      <style:text-properties officeooo:rsid="00165995"/>
    </style:style>
    <style:style style:name="T3" style:family="text">
      <style:text-properties fo:font-variant="normal" fo:text-transform="none" fo:color="#333333" style:font-name="Tahoma" fo:font-size="12pt" fo:letter-spacing="normal" fo:font-style="normal" fo:text-shadow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333333" style:font-name="Tahoma" fo:font-size="12pt" fo:letter-spacing="normal" fo:font-style="normal" fo:text-shadow="none" fo:font-weight="normal" officeooo:rsid="0016599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e90df"/>
    </style:style>
    <style:style style:name="T6" style:family="text">
      <style:text-properties officeooo:rsid="00220751"/>
    </style:style>
    <style:style style:name="T7" style:family="text">
      <style:text-properties officeooo:rsid="00265d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e best loyalty plugin for WooCommerce?</text:p>
      <text:p text:style-name="P1"/>
      <text:p text:style-name="P1">There are vast number of plug-in's are available for <text:s/>WooCommerce , but selecting loyal plugin <text:s/>according to the your requirment is the most considerable thing.</text:p>
      <text:p text:style-name="P1">When we install any plug-in and that plug-in has increased your demand <text:s/>and number of visitors on your site .<text:span text:style-name="T1">That plugin is the most loyable plugin for you .</text:span></text:p>
      <text:p text:style-name="P1"/>
      <text:p text:style-name="P1">So,I would suggest <text:span text:style-name="T2">One-click order-reorder </text:span><text:s/>and <text:s/><text:span text:style-name="T2">Refer a friend of </text:span><text:a xlink:type="simple" xlink:href="http://cedcommerce.com/" text:style-name="Internet_20_link" text:visited-style-name="Visited_20_Internet_20_Link"><text:span text:style-name="T2">CedCommerce</text:span></text:a><text:span text:style-name="T2"> </text:span><text:s/>are the best loyal plugin which will increase your revenue and value of your website. <text:s/></text:p>
      <text:p text:style-name="P1"/>
      <text:p text:style-name="P2"><text:soft-page-break/><text:span text:style-name="Emphasis"><text:span text:style-name="T3">If </text:span></text:span><text:span text:style-name="Emphasis"><text:span text:style-name="T4">you need any assitance then </text:span></text:span><text:span text:style-name="Emphasis"><text:span text:style-name="T3"><text:s/>you can contact to </text:span></text:span><text:a xlink:type="simple" xlink:href="http://cedcommerce.com/" text:style-name="Internet_20_link" text:visited-style-name="Visited_20_Internet_20_Link"><text:span text:style-name="Emphasis">cedcommerce.com</text:span></text:a><text:a xlink:type="simple" xlink:href="http://cedcommerce.com/" text:style-name="Internet_20_link" text:visited-style-name="Visited_20_Internet_20_Link"><text:span text:style-name="Emphasis"> </text:span></text:a></text:p>
      <text:p text:style-name="P6"><text:span text:style-name="Emphasis"><text:span text:style-name="T6">1. But i would like to have the stock updated when i have my product back. And then i would only have to click on the refund exchange and check/click/approve that the product(s) is back.</text:span></text:span></text:p>
      <text:p text:style-name="P6"><text:span text:style-name="Emphasis"><text:span text:style-name="T6">2. The same goes for sending out the new product, i would like to only do that when i have my product back.</text:span></text:span></text:p>
      <text:p text:style-name="P6"><text:span text:style-name="Emphasis"><text:span text:style-name="T6">3. And the same goes for giving the refund to my customer, i would like to only do that when i have my product back.</text:span></text:span></text:p>
      <text:p text:style-name="P6"><text:span text:style-name="Emphasis"><text:span text:style-name="T6">4. Inform the customer of the status of his/hers refund/exchange (status update).</text:span></text:span></text:p>
      <text:p text:style-name="P5"><text:span text:style-name="Emphasis"><text:span text:style-name="T5">Hello ben</text:span></text:span></text:p>
      <text:p text:style-name="P5"><text:span text:style-name="Emphasis"><text:span text:style-name="T5">as per your 4 request we <text:s/></text:span></text:span></text:p>
      <text:p text:style-name="P6"><text:span text:style-name="Emphasis"><text:span text:style-name="T6">1:yes from back end setting <text:s text:c="2"/>you can manage your stock and then <text:s/>admin can <text:s/>accept the refund request </text:span></text:span></text:p>
      <text:p text:style-name="P6"><text:span text:style-name="Emphasis"><text:span text:style-name="T6">3: when product is set in stock <text:s/>yes its toally depened on admin how and when admin want to refund the customer.</text:span></text:span></text:p>
      <text:p text:style-name="P6"><text:span text:style-name="Emphasis"><text:span text:style-name="T6">4:yes as admin accepts refund/exchange request an order status update will show on customer acount.</text:span></text:span></text:p>
      <text:p text:style-name="P6"><text:span text:style-name="Emphasis"/></text:p>
      <text:p text:style-name="P7"><text:span text:style-name="Emphasis"><text:span text:style-name="T7">And currently we didn’t implemented tracking <text:s/>setting <text:s/>in our extension so it didn’t provide any tracking or trace number. </text:span></text:span></text:p>
      <text:p text:style-name="P6"><text:span text:style-name="Emphasis"/></text:p>
      <text:p text:style-name="P2"><text:span text:style-name="Emphasis"/></text:p>
      <text:p text:style-name="P2"><text:span text:style-name="Emphasis"/></text:p>
      <text:p text:style-name="P3">Is it possible to let the customer give a track and trace number or a picture of it, so i can track my product that is coming back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, Calibri, Verdana, Geneva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default-outline-level="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56:45.838697329</meta:creation-date>
    <dc:date>2017-08-28T10:20:49.331688605</dc:date>
    <meta:editing-duration>PT2H54M1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304" meta:character-count="1692" meta:non-whitespace-character-count="1383"/>
  </office:meta>
</office:document-meta>
</file>